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float" office:value="9.80665" calcext:value-type="float">
            <text:p>9.80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x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table:formula="of:=[.B3]*[.B2]" office:value-type="float" office:value="1.65" calcext:value-type="float">
            <text:p>1.65</text:p>
          </table:table-cell>
          <table:table-cell/>
          <table:table-cell office:value-type="string" calcext:value-type="string">
            <text:p>upstream discharg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[.B2]/(SQRT([.B1]*[.B3]))" office:value-type="float" office:value="0.286804999689486" calcext:value-type="float">
            <text:p>0.286804999689486</text:p>
          </table:table-cell>
          <table:table-cell/>
          <table:table-cell office:value-type="string" calcext:value-type="string">
            <text:p>upstream Froude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table:formula="of:=[.B3]*[.B7]^(2/3)" office:value-type="float" office:value="0.65235260998288" calcext:value-type="float">
            <text:p>0.65235260998288</text:p>
          </table:table-cell>
          <table:table-cell/>
          <table:table-cell office:value-type="string" calcext:value-type="string">
            <text:p>critical water depth</text:p>
          </table:table-cell>
        </table:table-row>
        <table:table-row table:style-name="ro1">
          <table:table-cell office:value-type="string" calcext:value-type="string">
            <text:p>zc</text:p>
          </table:table-cell>
          <table:table-cell table:formula="of:=[.B3]*0.5*([.B7]^(2/3)-1)^2*([.B7]^(2/3)+2)" office:value-type="float" office:value="0.583163915910844" calcext:value-type="float">
            <text:p>0.583163915910844</text:p>
          </table:table-cell>
          <table:table-cell/>
          <table:table-cell office:value-type="string" calcext:value-type="string">
            <text:p>critical bed elev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09:52:29.122055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4:03:40.458409078</meta:creation-date>
    <dc:date>2018-10-01T16:38:18.575228306</dc:date>
    <meta:editing-duration>PT6H47M21S</meta:editing-duration>
    <meta:editing-cycles>2</meta:editing-cycles>
    <meta:generator>LibreOffice/6.0.6.2$Linux_X86_64 LibreOffice_project/00m0$Build-2</meta:generator>
    <meta:document-statistic meta:table-count="1" meta:cell-count="20" meta:object-count="0"/>
  </office:meta>
</office:document-meta>
</file>